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560000030020494FCA8F7EE527.png" manifest:media-type="image/png"/>
  <manifest:file-entry manifest:full-path="Pictures/10000001000005560000030029952229086414DD.png" manifest:media-type="image/png"/>
  <manifest:file-entry manifest:full-path="Pictures/100000010000055600000300ED8CD886EDE07AA8.png" manifest:media-type="image/png"/>
  <manifest:file-entry manifest:full-path="Pictures/100000010000055600000300EA6ECFFC32003AB4.png" manifest:media-type="image/png"/>
  <manifest:file-entry manifest:full-path="Pictures/100000010000055600000300D03DE003EDC11E28.png" manifest:media-type="image/png"/>
  <manifest:file-entry manifest:full-path="Pictures/1000000100000556000003003583810D98DC5599.png" manifest:media-type="image/png"/>
  <manifest:file-entry manifest:full-path="Pictures/1000000100000556000003001ADF06724A327506.png" manifest:media-type="image/png"/>
  <manifest:file-entry manifest:full-path="Pictures/100000010000055600000300C794866F4E9679B6.png" manifest:media-type="image/png"/>
  <manifest:file-entry manifest:full-path="Pictures/1000000100000556000003001B0F73B12A61B7AC.png" manifest:media-type="image/png"/>
  <manifest:file-entry manifest:full-path="Pictures/100000010000055600000300359DA9F59B0D4819.png" manifest:media-type="image/png"/>
  <manifest:file-entry manifest:full-path="Pictures/100000010000055600000300FC20A215CDB42A7F.png" manifest:media-type="image/png"/>
  <manifest:file-entry manifest:full-path="Pictures/10000001000005560000030029DB0DB12D7EE1E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paragraph-rsid="000120b1"/>
    </style:style>
    <style:style style:name="P3" style:family="paragraph" style:parent-style-name="Standard">
      <style:paragraph-properties fo:text-align="center" style:justify-single-word="false"/>
    </style:style>
    <style:style style:name="T1" style:family="text">
      <style:text-properties officeooo:rsid="0000e627"/>
    </style:style>
    <style:style style:name="T2" style:family="text">
      <style:text-properties fo:font-weight="bold" officeooo:rsid="0000e627" style:font-weight-asian="bold" style:font-weight-complex="bold"/>
    </style:style>
    <style:style style:name="T3" style:family="text">
      <style:text-properties fo:font-size="16pt" fo:font-weight="bold" officeooo:rsid="0000e627" style:font-size-asian="16pt" style:font-weight-asian="bold" style:font-size-complex="16pt" style:font-weight-complex="bold"/>
    </style:style>
    <style:style style:name="T4" style:family="text">
      <style:text-properties fo:font-size="20pt" fo:font-weight="bold" officeooo:rsid="0000e627" style:font-size-asian="20pt" style:font-weight-asian="bold" style:font-size-complex="20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text:span text:style-name="T4">P2.1 MI PRIMERA HOJA DE ESTILOS<text:tab/><text:tab/></text:span></text:p>
      <text:p text:style-name="P1"/>
      <text:p text:style-name="P1"><text:tab/><draw:frame draw:style-name="fr1" draw:name="Image2" text:anchor-type="char" svg:x="0.0882in" svg:y="4.1035in" svg:width="6.6929in" svg:height="3.7626in" draw:z-index="0"><draw:image xlink:href="Pictures/10000001000005560000030029DB0DB12D7EE1EB.png" xlink:type="simple" xlink:show="embed" xlink:actuate="onLoad" draw:mime-type="image/png"/></draw:frame><draw:frame draw:style-name="fr3" draw:name="Image1" text:anchor-type="char" svg:width="6.6929in" svg:height="3.7626in" draw:z-index="1"><draw:image xlink:href="Pictures/100000010000055600000300359DA9F59B0D4819.png" xlink:type="simple" xlink:show="embed" xlink:actuate="onLoad" draw:mime-type="image/png"/></draw:frame> </text:p>
      <text:p text:style-name="P1"><text:s/></text:p>
      <text:p text:style-name="P2"><draw:frame draw:style-name="fr2" draw:name="Image3" text:anchor-type="char" svg:width="6.6929in" svg:height="3.7626in" draw:z-index="2"><draw:image xlink:href="Pictures/100000010000055600000300C794866F4E9679B6.png" xlink:type="simple" xlink:show="embed" xlink:actuate="onLoad" draw:mime-type="image/png"/></draw:frame><draw:frame draw:style-name="fr1" draw:name="Image4" text:anchor-type="char" svg:x="0.0126in" svg:y="4.0917in" svg:width="6.6929in" svg:height="3.7626in" draw:z-index="3"><draw:image xlink:href="Pictures/1000000100000556000003001ADF06724A327506.png" xlink:type="simple" xlink:show="embed" xlink:actuate="onLoad" draw:mime-type="image/png"/></draw:frame><text:soft-page-break/><text:s/></text:p>
      <text:p text:style-name="P2"><text:s/></text:p>
      <text:p text:style-name="P2"><text:s/></text:p>
      <text:p text:style-name="P1"><draw:frame draw:style-name="fr1" draw:name="Image5" text:anchor-type="char" svg:x="0.1161in" svg:y="0.0862in" svg:width="6.6929in" svg:height="3.7626in" draw:z-index="4"><draw:image xlink:href="Pictures/1000000100000556000003001B0F73B12A61B7AC.png" xlink:type="simple" xlink:show="embed" xlink:actuate="onLoad" draw:mime-type="image/png"/></draw:frame><text:soft-page-break/><text:s text:c="2"/></text:p>
      <text:p text:style-name="P1"><draw:frame draw:style-name="fr3" draw:name="Image6" text:anchor-type="char" svg:width="6.6929in" svg:height="3.7626in" draw:z-index="5"><draw:image xlink:href="Pictures/100000010000055600000300FC20A215CDB42A7F.png" xlink:type="simple" xlink:show="embed" xlink:actuate="onLoad" draw:mime-type="image/png"/></draw:frame><text:s/></text:p>
      <text:p text:style-name="P1"><draw:frame draw:style-name="fr2" draw:name="Image7" text:anchor-type="char" svg:width="6.6929in" svg:height="3.7626in" draw:z-index="6"><draw:image xlink:href="Pictures/1000000100000556000003003583810D98DC5599.png" xlink:type="simple" xlink:show="embed" xlink:actuate="onLoad" draw:mime-type="image/png"/></draw:frame><text:soft-page-break/><text:s/></text:p>
      <text:p text:style-name="P1"><draw:frame draw:style-name="fr3" draw:name="Image8" text:anchor-type="char" svg:width="6.6929in" svg:height="3.7626in" draw:z-index="7"><draw:image xlink:href="Pictures/100000010000055600000300D03DE003EDC11E28.png" xlink:type="simple" xlink:show="embed" xlink:actuate="onLoad" draw:mime-type="image/png"/></draw:frame><text:s/></text:p>
      <text:p text:style-name="P1"><draw:frame draw:style-name="fr2" draw:name="Image9" text:anchor-type="char" svg:width="6.6929in" svg:height="3.7626in" draw:z-index="8"><draw:image xlink:href="Pictures/100000010000055600000300ED8CD886EDE07AA8.png" xlink:type="simple" xlink:show="embed" xlink:actuate="onLoad" draw:mime-type="image/png"/></draw:frame><text:soft-page-break/><text:s/></text:p>
      <text:p text:style-name="P1"><draw:frame draw:style-name="fr3" draw:name="Image10" text:anchor-type="char" svg:width="6.6929in" svg:height="3.7626in" draw:z-index="9"><draw:image xlink:href="Pictures/10000001000005560000030029952229086414DD.png" xlink:type="simple" xlink:show="embed" xlink:actuate="onLoad" draw:mime-type="image/png"/></draw:frame><text:s/></text:p>
      <text:p text:style-name="P1"><draw:frame draw:style-name="fr2" draw:name="Image11" text:anchor-type="char" svg:width="6.6929in" svg:height="3.7626in" draw:z-index="10"><draw:image xlink:href="Pictures/100000010000055600000300EA6ECFFC32003AB4.png" xlink:type="simple" xlink:show="embed" xlink:actuate="onLoad" draw:mime-type="image/png"/></draw:frame><draw:frame draw:style-name="fr1" draw:name="Image12" text:anchor-type="char" svg:x="0.0291in" svg:y="4.0638in" svg:width="6.6929in" svg:height="3.7626in" draw:z-index="11"><draw:image xlink:href="Pictures/10000001000005560000030020494FCA8F7EE527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29T16:27:42.550544373</meta:creation-date>
    <dc:date>2021-12-09T17:59:56.634404793</dc:date>
    <meta:editing-duration>PT18M18S</meta:editing-duration>
    <meta:editing-cycles>2</meta:editing-cycles>
    <meta:generator>LibreOffice/7.2.3.2$Linux_X86_64 LibreOffice_project/20$Build-2</meta:generator>
    <meta:document-statistic meta:table-count="0" meta:image-count="12" meta:object-count="0" meta:page-count="6" meta:paragraph-count="12" meta:word-count="6" meta:character-count="48" meta:non-whitespace-character-count="26"/>
  </office:meta>
</office:document-meta>
</file>